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1">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list-style-name="L2">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list-style-name="L3">
      <style:text-properties fo:font-style="normal" fo:font-weight="normal" style:font-style-asian="normal" style:font-weight-asian="normal" style:font-style-complex="normal" style:font-weight-complex="normal"/>
    </style:style>
    <style:style style:name="T1" style:family="text">
      <style:text-properties style:font-name="Courier 10 Pitch"/>
    </style:style>
    <style:style style:name="T2" style:family="text">
      <style:text-properties fo:font-style="italic" style:font-style-asian="italic" style:font-style-complex="italic"/>
    </style:style>
    <style:style style:name="T3" style:family="text">
      <style:text-properties style:font-name="Courier 10 Pitch" fo:font-style="normal" style:font-style-asian="normal" style:font-style-complex="normal"/>
    </style:style>
    <style:style style:name="T4" style:family="text">
      <style:text-properties style:font-name="Nimbus Roman No9 L" fo:font-style="normal" style:font-style-asian="normal" style:font-style-complex="normal"/>
    </style:style>
    <style:style style:name="T5"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lopment guide, MCL Core</text:p>
      <text:p text:style-name="P1">last edited: 4 Jan 2007</text:p>
      <text:p text:style-name="P1">M Schmill</text:p>
      <text:p text:style-name="Standard"/>
      <text:p text:style-name="P2">Organization</text:p>
      <text:p text:style-name="P3"/>
      <text:p text:style-name="P3">The MCL Core compiles to a shared (run-time) library that can be linked to a host application for use in meta-level monitoring of host activity. The host and MCL Core are connected through an API layer that reduces the functionality that the host must worry about to a small set of types, classes, and functions. In this document, I will describe first the host-programming API and then go on to describe the inner workings of the MCL Core.</text:p>
      <text:p text:style-name="P3"/>
      <text:p text:style-name="P2">Host/MCL API</text:p>
      <text:p text:style-name="P3"/>
      <text:p text:style-name="P3">The host and the MCL inter-operate through a published interface located in includes/hostAPI.h. The API functionality resides in the mclAPI namespace, and consists of functionality to perform the following required setup/maintenance tasks:</text:p>
      <text:p text:style-name="P3"/>
      <text:list text:style-name="L1">
        <text:list-item>
          <text:p text:style-name="P4">initialization of the MCL<text:line-break/><text:span text:style-name="T1">initializeMCL(string hostname,int hz);</text:span><text:line-break/>hz is the frequency at which the note-assess-guide runs. if hz=0, it will run as frequently as the monitor function is called (see below)</text:p>
        </text:list-item>
        <text:list-item>
          <text:p text:style-name="P4">maintenance of the host system's <text:span text:style-name="T2">property vector<text:line-break/></text:span><text:span text:style-name="T3">setPV(pkType index, pvType value);<text:line-break/></text:span><text:span text:style-name="T4">sets a property value in the host's property vector. property keys are enumerated in APICodes.h.</text:span><text:span text:style-name="T3"><text:line-break/>reSetPV();</text:span><text:span text:style-name="T2"><text:line-break/></text:span><text:span text:style-name="T5">resets the property vector to default values</text:span></text:p>
        </text:list-item>
        <text:list-item>
          <text:p text:style-name="P5">registration of the host's sensors<text:line-break/><text:span text:style-name="T1">registerSensor(string name);</text:span><text:line-break/>declares a host's sensor by name.<text:line-break/><text:span text:style-name="T1">setSensorProp(string name,spkType key,spvType val);</text:span><text:line-break/>sets the named sensor's property (key) equal to (val)</text:p>
        </text:list-item>
        <text:list-item>
          <text:p text:style-name="P5">declaration of <text:span text:style-name="T2">host-initiated indications</text:span><text:line-break/><text:span text:style-name="T1">registerHII(string name,string failureNodeName);</text:span><text:line-break/>declares an HII named “name” that activates the named failureNodeName when signaled<text:line-break/><text:span text:style-name="T1">signalHII(string name);</text:span><text:line-break/>signals the named HII</text:p>
        </text:list-item>
        <text:list-item>
          <text:p text:style-name="P5">declaration of expectations and expectation groups<text:line-break/><text:span text:style-name="T1">declareExpectationGroup(void * eg_key);</text:span><text:line-break/>declares a new expectation group with the specified key</text:p>
          <text:p text:style-name="P5"><text:span text:style-name="T1">dissolveExpectationGroup(void * eg_key);</text:span><text:line-break/>destroys the specified expectation group</text:p>
          <text:p text:style-name="P5"><text:span text:style-name="T1">declareExpectation(void * group_key,string sensor,<text:line-break/> <text:s text:c="18"/>ecType code,float value);</text:span><text:line-break/>declares an expectation to the specified group. this function will eventually be overloaded. currently, it can generate poll-and-test expectations named by “code”<text:line-break/></text:p>
        </text:list-item>
        <text:list-item>
          <text:p text:style-name="P5">initiation of the MCL's note-assess-guide process<text:line-break/><text:span text:style-name="T1">responseVector monitor(float *sv,int svs);</text:span><text:line-break/>initiates the note-assess-guide cycle in the MCL. the host must provide an array of floats containing up-to-date sensor values for each of the declared sensors. this array must be equal in size to (svs) which should in turn be equal to the number of registered sensors.</text:p>
        </text:list-item>
      </text:list>
      <text:p text:style-name="P6"/>
      <text:p text:style-name="P6">The property vector expresses properties about the host system that are relevant to the MCL's reasoning process. The property keys are enumerated at the head of the APICodes.h header file and is currently organized into two sections. First, those keys beginning with PCI (property code indexes), are general properties of the host, such as SENSORS_CAN_FAIL and INTENTIONAL. These properties can change during the operation of the host system to indicate the current state of the program. Second, those keys beginning with CRC (concrete response code), express whether or not the host system can implement individual concrete responses that MCL knows about. If the host cannot perform any sensor diagnostics, for example, then it should set CRC_SENSOR_DIAG to PC_NO.</text:p>
      <text:p text:style-name="P6"/>
      <text:p text:style-name="P6">Host-initiated indications offer a facility for the host designer to signal violations without using the expectation/note parts of the MCL. These indications are signaled within the host system when it is known that an error must have occurred, but it is not known what the cause or appropriate response is. In this case, the HII allows the host designer to specify a node [currently in the failure ontology] that may be automatically activated to initiate the MCL reasoning process.</text:p>
      <text:p text:style-name="P6"/>
      <text:p text:style-name="P6">Sensors for the host system are specified at initialization time. The sensors are declared by name and then the sensor properties are specified using setSensorProp in a manner similar to propertyVector maintenance. Relevant properties are enumerated in APICodes.h, beginning with PROP_ and legal property values for each property are also enumerated in that same header.</text:p>
      <text:p text:style-name="P6"/>
      <text:p text:style-name="P6">Expectations should be posted to the MCL when each logical block of behavior is initiated. For example, any time a new controller, plan, or learned RL policy is engaged, the expectations that will hold for the lifetime of that behavior should be posted. They will be dissolved when the behavior completes. Expectations are grouped logically by a key (which is a void *) that the host provides – the host programmer might choose an id or a pointer to the controller or anything that fits into a void *. Once the expectation group is declared, individual expectations can be added to the group, and the group can be dissolved by its key.</text:p>
      <text:p text:style-name="P6"/>
      <text:p text:style-name="P6">Finally, the main event takes place in the monitor function. MCL can be set up to either run at a fixed frequency or once each time monitor() is called. The former is called “asynchronous MCL” and the latter “synchronous MCL” because in the latter, each time monitor() is called, the note-assess-guide cycle will be started. The monitor() function will return a result of type responseVector. If the return value has size 0, the programmer can assume that there were no violations. If the size is &gt; 0, then there were one or more violations. MCL may recommend ignoring responses, and so it is wise for the host programmer to check the requiresAction() method on the response to each violation to determine whether MCL has deemed the violation actionable. The include file mclMonitorResponse.h contains the class tree for responses that will reside in the responseVector. They must be interpreted by the host and a function responseText() is included for a human-readable description of the MCL response. <text:s/>Significant responses will generally be instances of the mclMonitorCorrectiveResponse class, and requiresAction() will return true for this class. The corrective response code (CRC) for the response will be available to the host programmer and can be interpreted using APICodes.h. <text:s/>The response will also include a referenceCode that should be included in expectationGroup declarations for behaviors implementing MCL responses. The referenceCode is a void * that points to the MCL Frame associated with the original violation and allows MCL to update the state of reasoning should an MCL-prescribed response itself generate a violation.</text:p>
      <text:p text:style-name="P6"/>
      <text:p text:style-name="P7">Overview of the MCL</text:p>
      <text:p text:style-name="P6"/>
      <text:p text:style-name="P6">The most important part about understanding the ontology-based version of the MCL is to understand the basic classes, how they are instantiated in the MCL core, and how the flow of the NAG cycle utilizes each of these structures. Here are the primary classes:</text:p>
      <text:p text:style-name="P6"/>
      <text:list text:style-name="L2">
        <text:list-item>
          <text:p text:style-name="P8">mcl<text:line-break/><text:span text:style-name="T5">The basic structure where persistent data is housed.</text:span></text:p>
        </text:list-item>
        <text:list-item>
          <text:p text:style-name="P8">mclFrame<text:line-break/><text:span text:style-name="T5">A data structure corresponding to a violation. </text:span></text:p>
        </text:list-item>
        <text:list-item>
          <text:p text:style-name="P8">mclOntology<text:line-break/><text:span text:style-name="T5">An ontology of one of the following: indications, failures, or responses. These live within an mclFrame and are updated throughout the MCL's reasoning process.</text:span></text:p>
        </text:list-item>
        <text:list-item>
          <text:p text:style-name="P8">mclNode<text:line-break/><text:span text:style-name="T5">A node in an ontology (stored in the ontology).</text:span></text:p>
        </text:list-item>
        <text:list-item>
          <text:p text:style-name="P8">mclLink<text:line-break/><text:span text:style-name="T5">A link between ontology nodes. These are stored inside the node objects.</text:span></text:p>
        </text:list-item>
      </text:list>
      <text:p text:style-name="P6"/>
      <text:p text:style-name="P6">It is worth noting that each of these classes is a subclass of the mclEntity class, which gives objects of these classes a name, a key (based on a key generation algorithm), and a mcl() function that allows the objects to have access to the mcl object to which they belong.</text:p>
      <text:p text:style-name="P6"/>
      <text:p text:style-name="P6">The flow of MCL works as follows. First, the host system initializes an mcl object using the hostAPI functionality and declares relevant sensor, HII, and expectations. The hostAPI code uses a single global mcl under the assumption that there will be a single core mcl used by the host. The host then enters into its normal control flow, calling monitor() when it is convenient or appropriate. MCL contains internal timing mechanisms to ensure that it operates at an approximately normal frequency, or it can run synchronously, entering the NAG cycle each time monitor() is called by the host.</text:p>
      <text:p text:style-name="P6"/>
      <text:p text:style-name="P6">The global mcl object (which, hereafter, I will refer to simply as “the mcl”) records and maintains the host's expectations, organizing them into logical groups defined by the host. When the mcl kicks off a NAG cycle (by calling the note() function), it runs through the list of expectation groups and within them individual expectations, checking that they are not being violated given the current array of sensor readings provided by the host in the monitor() call. Should an expectation be violated, the mcl creates an mclFrame object. The mclFrame contains a copy of the three mcl core ontologies: indications, failures, and responses. The note() function then uses the function linkToIndicationFringe() to activate special <text:span text:style-name="T2">fringe nodes</text:span> in the indication ontology based on the properties of the expectation violated.</text:p>
      <text:p text:style-name="P6"/>
      <text:p text:style-name="P6">Once fringe nodes have been activated, the influences of those nodes are propagated through the indications ontology into the indication core. The propagation of influence is currently done in batch using a relaxation algorithm in the ontology method networkConverge(). The mcl will currently catch each violation and treat them separately by issuing an mclFrame for each expectation violated. At some point in the future, an attempt will be made to merge frames before moving on. If there are no new frames generated, the mcl monitor() function simple returns an empty list of responses. If there are, the assess() function is called on each new frame.</text:p>
      <text:p text:style-name="P6"/>
      <text:p text:style-name="P6">Assess uses the interontological linkage from the indication ontology to the failure ontology to propagate influence of the indications through to the failure nodes. Again, this is done simply using the ontology method networkConverge(). <text:s/>Once assess() is complete, guide() is called, which extends the influence of the failure ontology to the response ontology using the interontological linkage between those ontologies and the networkConverge() method. </text:p>
      <text:p text:style-name="P6"/>
      <text:p text:style-name="P6">At the end of guide(), the response ontology is analyzed to generate a response. There are mclNode methods for cost() and activationLevel() that are currently used to rate active nodes in the response ontology. The highest rated node is used to produce a mclMonitorResponse object that encapsulates a block of information describing MCL's recommended response to the expectation violation. mclMonitorResponse objects for each Frame processed are collected into a responseVector and returned to the host from the monitor() function call.</text:p>
      <text:p text:style-name="P6"/>
      <text:p text:style-name="P7">Conceptual Issues and Code Entry Points</text:p>
      <text:p text:style-name="P6"/>
      <text:p text:style-name="P6">This section ties in to the document “State of MCL” created 11-27-06. That document identifies 8 conceptual issues we face as we develop and design the ontology-based MCL. Here, I will attempt to describe in more detail what is required to address the conceptual issues in the existing MCL core code base. Here are the 8 issues, as numbered in the reference document:</text:p>
      <text:p text:style-name="P9"/>
      <text:list text:style-name="L3">
        <text:list-item>
          <text:p text:style-name="P10"><text:span text:style-name="T2">concurrent violations</text:span><text:line-break/>the tentative tack at current violations has us starting with pretending like violations are all distinct, and then when the research moves in that direction, we can either shift paradigms and make the assumption that they are all stemming from one violation or that we can go back and merge frames when evidence supports that.<text:line-break/><text:line-break/>shifting gears and changing the assumption will require rewriting note and making influence propagation more sophisticated. Mike has suggested a lateral-inhibition type algorithm can sort out the mess, and so this idea would need to be made operational and the influence propagation code rewritten to handle lateral inhibition-type behavior.<text:line-break/><text:line-break/>if we choose to go the assume-distinct, then merge route, things are a bit simpler in the code – or at least more compartmentalized. sometime after the indication fring is activated and the indications network converges, for all frames, we need to attempt the merge. moreover, we may want to look back into the history of frames to consider merges with frames issued during earlier ticks in the NAG cycle. this can all be done with static rules for merges (or learned rules), and it can either happen within note() or later in the assess() phase, or even in guide if we take a lazy approach to attempt merges based on frames that produce similar prescribed responses.<text:line-break/></text:p>
        </text:list-item>
        <text:list-item>
          <text:p text:style-name="P10">re-entrant MCL</text:p>
        </text:list-item>
        <text:list-item>
          <text:p text:style-name="P10">host-neutral disambiguation</text:p>
        </text:list-item>
        <text:list-item>
          <text:p text:style-name="P10">line between mcl and the host</text:p>
        </text:list-item>
        <text:list-item>
          <text:p text:style-name="P10">bayesian/probabilistic influence propagation</text:p>
        </text:list-item>
        <text:list-item>
          <text:p text:style-name="P10">reactive/deliberative responses</text:p>
        </text:list-item>
        <text:list-item>
          <text:p text:style-name="P10">durative responses</text:p>
        </text:list-item>
        <text:list-item>
          <text:p text:style-name="P10">recursive MCL</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att Schmill</meta:initial-creator>
    <meta:creation-date>2007-01-04T12:44:45</meta:creation-date>
    <dc:creator>Matt Schmill</dc:creator>
    <dc:date>2007-01-05T15:28:25</dc:date>
    <dc:language>en-US</dc:language>
    <meta:editing-cycles>9</meta:editing-cycles>
    <meta:editing-duration>PT8H29M12S</meta:editing-duration>
    <meta:user-defined meta:name="Info 1"/>
    <meta:user-defined meta:name="Info 2"/>
    <meta:user-defined meta:name="Info 3"/>
    <meta:user-defined meta:name="Info 4"/>
    <meta:document-statistic meta:table-count="0" meta:image-count="0" meta:object-count="0" meta:page-count="5" meta:paragraph-count="43" meta:word-count="1974" meta:character-count="12335"/>
  </office:meta>
</office:document-meta>
</file>